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rsid="00174e6a" officeooo:paragraph-rsid="00174e6a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weight="normal" officeooo:rsid="00174e6a" officeooo:paragraph-rsid="00174e6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weight="normal" officeooo:rsid="00174e6a" officeooo:paragraph-rsid="0017b0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weight="normal" officeooo:rsid="0018b573" officeooo:paragraph-rsid="0018b57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weight="normal" officeooo:rsid="001d465f" officeooo:paragraph-rsid="001d46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style="normal" style:text-underline-style="none" fo:font-weight="bold" officeooo:rsid="00174e6a" officeooo:paragraph-rsid="00174e6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weight="bold" officeooo:rsid="00174e6a" officeooo:paragraph-rsid="00174e6a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weight="bold" officeooo:rsid="00174e6a" officeooo:paragraph-rsid="0017b055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LM Mono 12" fo:font-size="12pt" fo:font-style="italic" fo:font-weight="normal" officeooo:rsid="00174e6a" officeooo:paragraph-rsid="00174e6a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LM Mono 12" fo:font-size="12pt" style:text-underline-style="solid" style:text-underline-width="auto" style:text-underline-color="font-color" fo:font-weight="normal" officeooo:rsid="0018b573" officeooo:paragraph-rsid="0018b57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LM Mono 12" fo:font-size="12pt" fo:letter-spacing="normal" fo:font-style="normal" fo:font-weight="normal" officeooo:rsid="0018b573" officeooo:paragraph-rsid="0018b57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officeooo:rsid="00174e6a" officeooo:paragraph-rsid="00174e6a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174e6a" officeooo:paragraph-rsid="0017b055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LM Mono 12" fo:font-weight="normal" officeooo:rsid="00174e6a" officeooo:paragraph-rsid="00174e6a" style:font-weight-asian="normal" style:font-weight-complex="normal"/>
    </style:style>
    <style:style style:name="P15" style:family="paragraph" style:parent-style-name="Text_20_body">
      <style:paragraph-properties fo:line-height="100%" fo:text-align="justify" style:justify-single-word="false"/>
    </style:style>
    <style:style style:name="P16" style:family="paragraph" style:parent-style-name="Text_20_body">
      <style:paragraph-properties fo:line-height="100%" fo:text-align="justify" style:justify-single-word="false"/>
      <style:text-properties officeooo:paragraph-rsid="00174e6a"/>
    </style:style>
    <style:style style:name="P17" style:family="paragraph" style:parent-style-name="Text_20_body">
      <style:paragraph-properties fo:line-height="100%" fo:text-align="justify" style:justify-single-word="false"/>
      <style:text-properties officeooo:paragraph-rsid="0017b055"/>
    </style:style>
    <style:style style:name="P18" style:family="paragraph" style:parent-style-name="Text_20_body">
      <style:paragraph-properties fo:line-height="100%" fo:text-align="justify" style:justify-single-word="false"/>
      <style:text-properties fo:color="#000000" style:font-name="LM Mono 12" fo:font-size="12pt" officeooo:paragraph-rsid="00174e6a" style:font-size-asian="12pt" style:font-size-complex="12pt"/>
    </style:style>
    <style:style style:name="P19" style:family="paragraph" style:parent-style-name="Text_20_body">
      <style:paragraph-properties fo:line-height="100%" fo:text-align="justify" style:justify-single-word="false"/>
      <style:text-properties fo:color="#000000" style:font-name="LM Mono 12" fo:font-size="12pt" fo:font-weight="normal" officeooo:rsid="00174e6a" officeooo:paragraph-rsid="00174e6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fo:color="#000000" style:font-name="LM Mono 12" fo:font-size="12pt" fo:font-weight="normal" officeooo:rsid="00174e6a" officeooo:paragraph-rsid="0017b05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00%" fo:text-align="justify" style:justify-single-word="false"/>
      <style:text-properties fo:color="#000000" style:font-name="LM Mono 12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line-height="100%" fo:text-align="justify" style:justify-single-word="false"/>
      <style:text-properties fo:color="#000000" style:font-name="LM Mono 12" fo:font-size="12pt" fo:font-weight="normal" officeooo:rsid="00174e6a" officeooo:paragraph-rsid="0017b055" style:font-size-asian="12pt" style:font-weight-asian="normal" style:font-size-complex="12pt" style:font-weight-complex="normal"/>
    </style:style>
    <style:style style:name="P23" style:family="paragraph" style:parent-style-name="Table_20_Contents" style:list-style-name="L1">
      <style:paragraph-properties fo:line-height="100%" fo:text-align="justify" style:justify-single-word="false"/>
      <style:text-properties officeooo:paragraph-rsid="0017b0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M Mono 12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LM Mono 12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LM Mono 12" fo:font-size="12pt" fo:font-weight="normal" officeooo:rsid="00174e6a" style:font-size-asian="12pt" style:font-weight-asian="normal" style:font-size-complex="12pt" style:font-weight-complex="normal"/>
    </style:style>
    <style:style style:name="T5" style:family="text">
      <style:text-properties fo:color="#000000" style:font-name="LM Mono 12" fo:font-size="12pt" style:font-size-asian="12pt" style:font-size-complex="12pt"/>
    </style:style>
    <style:style style:name="T6" style:family="text">
      <style:text-properties fo:color="#000000" style:font-name="LM Mono 12" fo:font-size="12pt" fo:font-style="italic" style:font-size-asian="12pt" style:font-size-complex="12pt"/>
    </style:style>
    <style:style style:name="T7" style:family="text">
      <style:text-properties fo:color="#000000" style:font-name="LM Mono 12"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LM Mono 12" fo:font-size="12pt" fo:font-style="italic" fo:font-weight="normal" officeooo:rsid="00174e6a" style:font-size-asian="12pt" style:font-weight-asian="normal" style:font-size-complex="12pt" style:font-weight-complex="normal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style:text-position="33% 80%" fo:font-size="12pt" style:font-size-asian="12pt" style:font-size-complex="12pt"/>
    </style:style>
    <style:style style:name="T11" style:family="text">
      <style:text-properties fo:color="#000000" style:text-position="33% 80%" style:font-name="LM Mono 12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text-position="33% 80%" style:font-name="LM Mono 12" fo:font-size="12pt" fo:font-weight="normal" officeooo:rsid="00174e6a" style:font-size-asian="12pt" style:font-weight-asian="normal" style:font-size-complex="12pt" style:font-weight-complex="normal"/>
    </style:style>
    <style:style style:name="T13" style:family="text">
      <style:text-properties officeooo:rsid="001d9b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oratorio 1 de Calculo <text:span text:style-name="T13">Numérico</text:span></text:p>
      <text:p text:style-name="P9">Informe </text:p>
      <text:p text:style-name="P9"/>
      <text:p text:style-name="P7">PRE LABORATORIO</text:p>
      <text:p text:style-name="P2"/>
      <text:p text:style-name="P2">Usando la ayuda de Matlab (comando help) consulte sobre los siguientes temas: </text:p>
      <text:p text:style-name="P2"/>
      <text:p text:style-name="P9">• <text:span text:style-name="T13">Librerías</text:span>:</text:p>
      <text:p text:style-name="P2"/>
      <text:p text:style-name="P10">ops</text:p>
      <text:p text:style-name="P4"/>
      <text:p text:style-name="P11">Blocks that perform mathematical operations, such as Gain and Sum</text:p>
      <text:p text:style-name="P4"/>
      <text:p text:style-name="P10"><text:bookmark-start text:name="__DdeLink__565_1522705681"/>lang<text:bookmark-end text:name="__DdeLink__565_1522705681"/></text:p>
      <text:p text:style-name="P4"/>
      <text:p text:style-name="P5">Programming language constructs.</text:p>
      <text:p text:style-name="P4"/>
      <text:p text:style-name="P10">elmat</text:p>
      <text:p text:style-name="P4"/>
      <text:p text:style-name="P5">Elementary matrices and matrix manipulation.</text:p>
      <text:p text:style-name="P4"/>
      <text:p text:style-name="P10">Elfun</text:p>
      <text:p text:style-name="P4"/>
      <text:p text:style-name="P5">Elementary math functions.</text:p>
      <text:p text:style-name="P4"/>
      <text:p text:style-name="P10">graph2d</text:p>
      <text:p text:style-name="P2"/>
      <text:p text:style-name="P5">Two dimensional graphs.</text:p>
      <text:p text:style-name="P5"/>
      <text:p text:style-name="P2"/>
      <text:p text:style-name="P9">• Funciones del programador: </text:p>
      <text:p text:style-name="P2"/>
      <text:p text:style-name="P6">function</text:p>
      <text:p text:style-name="P2"/>
      <text:p text:style-name="P2">Declare function name, inputs, and outputs</text:p>
      <text:p text:style-name="P2"/>
      <text:p text:style-name="P12"><text:span text:style-name="Teletype"><text:span text:style-name="T2">function</text:span></text:span><text:span text:style-name="Teletype"><text:span text:style-name="T3"> [y1,...,yN] = myfun(x1,...,xM)</text:span></text:span><text:span text:style-name="T3"> declares a function named </text:span><text:span text:style-name="Teletype"><text:span text:style-name="T3">myfun</text:span></text:span><text:span text:style-name="T3"> that accepts inputs </text:span><text:span text:style-name="Teletype"><text:span text:style-name="T3">x1,...,xM</text:span></text:span><text:span text:style-name="T3"> and returns outputs </text:span><text:span text:style-name="Teletype"><text:span text:style-name="T3">y1,...,yN</text:span></text:span><text:span text:style-name="T3">. This declaration statement must be the first executable line of the function.</text:span></text:p>
      <text:p text:style-name="P15"><text:span text:style-name="T3">Save the function code in a text file with a </text:span><text:span text:style-name="Teletype"><text:span text:style-name="T3">.m</text:span></text:span><text:span text:style-name="T3"> extension. The name of the file should match the name of the first function in the file. Valid function names begin with an alphabetic character, and can contain letters, numbers, or </text:span><text:soft-page-break/><text:span text:style-name="T3">underscores.</text:span></text:p>
      <text:p text:style-name="P21"/>
      <text:p text:style-name="P7">Return </text:p>
      <text:p text:style-name="P7"/>
      <text:p text:style-name="P1"><text:span text:style-name="Teletype"><text:span text:style-name="T3">return</text:span></text:span><text:span text:style-name="T3"> causes a normal return to the invoking function or to the keyboard. It also terminates keyboard mode.</text:span></text:p>
      <text:p text:style-name="P2"/>
      <text:p text:style-name="P7">• Ciclos: </text:p>
      <text:p text:style-name="P7"/>
      <text:p text:style-name="P7">while</text:p>
      <text:p text:style-name="P2"/>
      <text:p text:style-name="P19">Repeatedly execute statements while condition is true. </text:p>
      <text:p text:style-name="P2"/>
      <text:p text:style-name="P7">For</text:p>
      <text:p text:style-name="P2"/>
      <text:p text:style-name="P2">Execute statements specified number of times</text:p>
      <text:p text:style-name="P2"/>
      <text:p text:style-name="P14"><text:span text:style-name="Teletype"><text:span text:style-name="T5">for </text:span></text:span><text:span text:style-name="Teletype"><text:span text:style-name="T6">index</text:span></text:span><text:span text:style-name="Teletype"><text:span text:style-name="T5">=</text:span></text:span><text:span text:style-name="Teletype"><text:span text:style-name="T6">values</text:span></text:span><text:span text:style-name="Teletype"><text:span text:style-name="T5">, </text:span></text:span><text:span text:style-name="Teletype"><text:span text:style-name="T6">program statements</text:span></text:span><text:span text:style-name="Teletype"><text:span text:style-name="T5">, end</text:span></text:span><text:span text:style-name="T9"> repeatedly executes one or more MATLAB</text:span><text:span text:style-name="T10">®</text:span><text:span text:style-name="T9"> statements in a loop. </text:span><text:span text:style-name="Teletype"><text:span text:style-name="T6">values</text:span></text:span><text:span text:style-name="T9"> has one of the following forms:</text:span></text:p>
      <text:p text:style-name="P19"/>
      <text:list xml:id="list8534528938278249203" text:style-name="L1">
        <text:list-item>
          <text:p text:style-name="P23"><text:span text:style-name="Teletype"><text:span text:style-name="T8">initval</text:span></text:span><text:span text:style-name="T4">:</text:span><text:span text:style-name="Teletype"><text:span text:style-name="T8">endval : increments the index variable from initval to endval by 1, and repeats execution of program statements until index is greater than endval.</text:span></text:span></text:p>
        </text:list-item>
      </text:list>
      <text:p text:style-name="P22"/>
      <text:list xml:id="list102060257566069" text:continue-numbering="true" text:style-name="L1">
        <text:list-item>
          <text:p text:style-name="P23"><text:span text:style-name="Teletype"><text:span text:style-name="T8">initval:step:endval: increments index by the value step on each iteration, or decrements when step is negative.</text:span></text:span></text:p>
        </text:list-item>
      </text:list>
      <text:p text:style-name="P22"/>
      <text:list xml:id="list102060924207974" text:continue-numbering="true" text:style-name="L1">
        <text:list-item>
          <text:p text:style-name="P23"><text:span text:style-name="Teletype"><text:span text:style-name="T8">ValArray: creates a column vector index from subsequent columns of array valArray on each iteration. For example, on the first iteration, index = valArray(:,1). The loop executes for a maximum of n times, where n is the number of columns of valArray, given by numel(valArray, 1, :). The input valArray can be of any MATLAB data type, including a string, cell array, or struct.</text:span></text:span></text:p>
        </text:list-item>
      </text:list>
      <text:p text:style-name="P2"/>
      <text:p text:style-name="P2"/>
      <text:p text:style-name="P7">Break</text:p>
      <text:p text:style-name="P2"/>
      <text:p text:style-name="P16"><text:span text:style-name="Teletype"><text:span text:style-name="T4">break</text:span></text:span><text:span text:style-name="T4"> terminates the execution of a </text:span><text:a xlink:type="simple" xlink:href="../../../../../../../../usr/local/MATLAB/R2014a/help/matlab/ref/for.html"><text:span text:style-name="Teletype"><text:span text:style-name="T4">for</text:span></text:span></text:a><text:span text:style-name="T4"> or </text:span><text:a xlink:type="simple" xlink:href="../../../../../../../../usr/local/MATLAB/R2014a/help/matlab/ref/while.html"><text:span text:style-name="Teletype"><text:span text:style-name="T4">while</text:span></text:span></text:a><text:span text:style-name="T4"> loop. Statements in the loop that appear after the </text:span><text:span text:style-name="Teletype"><text:span text:style-name="T4">break</text:span></text:span><text:span text:style-name="T4"> statement are not executed.</text:span><text:span text:style-name="T3">In nested loops, </text:span><text:span text:style-name="Teletype"><text:span text:style-name="T3">break</text:span></text:span><text:span text:style-name="T3"> exits only from the loop in which it occurs. Control passes to the statement </text:span><text:soft-page-break/><text:span text:style-name="T3">that follows the </text:span><text:a xlink:type="simple" xlink:href="../../../../../../../../usr/local/MATLAB/R2014a/help/matlab/ref/end.html"><text:span text:style-name="Teletype"><text:span text:style-name="T3">end</text:span></text:span></text:a><text:span text:style-name="T3"> of that loop.</text:span></text:p>
      <text:p text:style-name="P21"/>
      <text:p text:style-name="P7">Continue </text:p>
      <text:p text:style-name="P2"/>
      <text:p text:style-name="P16"><text:bookmark text:name="bshtq1n-1"/><text:span text:style-name="Teletype"><text:span text:style-name="T4">continue</text:span></text:span><text:span text:style-name="T4"> temporarily interrupts the execution of a program loop, skipping any remaining statements in the body of the loop for the current pass. The </text:span><text:span text:style-name="Teletype"><text:span text:style-name="T4">continue</text:span></text:span><text:span text:style-name="T4"> statement does not cause an immediate exit from the loop as a </text:span><text:a xlink:type="simple" xlink:href="../../../../../../../../usr/local/MATLAB/R2014a/help/matlab/ref/break.html"><text:span text:style-name="Teletype"><text:span text:style-name="T4">break</text:span></text:span></text:a><text:span text:style-name="T4"> or </text:span><text:a xlink:type="simple" xlink:href="../../../../../../../../usr/local/MATLAB/R2014a/help/matlab/ref/return.html"><text:span text:style-name="Teletype"><text:span text:style-name="T4">return</text:span></text:span></text:a><text:span text:style-name="T4"> statement would do, but instead continues within the loop for as long as the stated </text:span><text:span text:style-name="Teletype"><text:span text:style-name="T4">for</text:span></text:span><text:span text:style-name="T4"> or </text:span><text:span text:style-name="Teletype"><text:span text:style-name="T4">while</text:span></text:span><text:span text:style-name="T4"> condition holds true.</text:span></text:p>
      <text:p text:style-name="P2"/>
      <text:p text:style-name="P2"><text:span text:style-name="T1">• Condicionales:</text:span> </text:p>
      <text:p text:style-name="P2"/>
      <text:p text:style-name="P7">if, else y elseif </text:p>
      <text:p text:style-name="P2"/>
      <text:p text:style-name="P2">Execute statements if condition is true</text:p>
      <text:p text:style-name="P2"/>
      <text:p text:style-name="P12"><text:span text:style-name="Teletype"><text:span text:style-name="T3">if </text:span></text:span><text:span text:style-name="Teletype"><text:span text:style-name="T7">expression</text:span></text:span><text:span text:style-name="Teletype"><text:span text:style-name="T3">, </text:span></text:span><text:span text:style-name="Teletype"><text:span text:style-name="T7">statements</text:span></text:span><text:span text:style-name="Teletype"><text:span text:style-name="T3">, end</text:span></text:span><text:span text:style-name="T3"> evaluates an expression, and executes a group of statements when the expression is true.</text:span></text:p>
      <text:p text:style-name="P15"><text:span text:style-name="Teletype"><text:span text:style-name="T3">elseif</text:span></text:span><text:span text:style-name="T3"> and </text:span><text:span text:style-name="Teletype"><text:span text:style-name="T3">else</text:span></text:span><text:span text:style-name="T3"> are optional, and execute statements only when previous expressions in the </text:span><text:span text:style-name="Teletype"><text:span text:style-name="T3">if</text:span></text:span><text:span text:style-name="T3"> block are false.</text:span></text:p>
      <text:p text:style-name="P2"/>
      <text:p text:style-name="P7">• Graficos: </text:p>
      <text:p text:style-name="P2"/>
      <text:p text:style-name="P7">plot</text:p>
      <text:p text:style-name="P2"/>
      <text:p text:style-name="P16"><text:span text:style-name="Teletype"><text:span text:style-name="T4">plot(</text:span></text:span><text:a xlink:type="simple" xlink:href="../../../../../../../../usr/local/MATLAB/R2014a/help/matlab/ref/plot.html#inputarg_X"><text:span text:style-name="Teletype">X</text:span></text:a><text:span text:style-name="Teletype"><text:span text:style-name="T4">,</text:span></text:span><text:a xlink:type="simple" xlink:href="../../../../../../../../usr/local/MATLAB/R2014a/help/matlab/ref/plot.html#inputarg_Y"><text:span text:style-name="Teletype">Y</text:span></text:a><text:span text:style-name="Teletype"><text:span text:style-name="T4">)</text:span></text:span><text:span text:style-name="T4"> creates a 2-D line plot of the data in </text:span><text:span text:style-name="Teletype"><text:span text:style-name="T4">Y</text:span></text:span><text:span text:style-name="T4"> versus the corresponding values in </text:span><text:span text:style-name="Teletype"><text:span text:style-name="T4">X</text:span></text:span><text:span text:style-name="T4">.</text:span></text:p>
      <text:p text:style-name="P2"/>
      <text:p text:style-name="P7">Title</text:p>
      <text:p text:style-name="P2"/>
      <text:p text:style-name="P2">Add title to current axes.</text:p>
      <text:p text:style-name="P2"/>
      <text:p text:style-name="P7">Legend</text:p>
      <text:p text:style-name="P2"/>
      <text:p text:style-name="P18">Graph legend for lines and patches</text:p>
      <text:p text:style-name="P2"/>
      <text:p text:style-name="P7">Xlabel</text:p>
      <text:p text:style-name="P2"/>
      <text:p text:style-name="P16"><text:span text:style-name="Teletype"><text:span text:style-name="T4">xlabel(</text:span></text:span><text:a xlink:type="simple" xlink:href="../../../../../../../../usr/local/MATLAB/R2014a/help/matlab/ref/xlabel.html#inputarg_str"><text:span text:style-name="Teletype">str</text:span></text:a><text:span text:style-name="Teletype"><text:span text:style-name="T4">)</text:span></text:span><text:span text:style-name="T4"> labels the </text:span><text:span text:style-name="Emphasis"><text:span text:style-name="T4">x</text:span></text:span><text:span text:style-name="T4">-axis of the current axes.</text:span></text:p>
      <text:p text:style-name="P2"><text:soft-page-break/></text:p>
      <text:p text:style-name="P8">Ylabel</text:p>
      <text:p text:style-name="P3"/>
      <text:p text:style-name="P17"><text:span text:style-name="Teletype"><text:span text:style-name="T4">ylabel</text:span></text:span><text:span text:style-name="T4"> labels the </text:span><text:span text:style-name="Emphasis"><text:span text:style-name="T4">y</text:span></text:span><text:span text:style-name="T4">-axis of the current axes.</text:span></text:p>
      <text:p text:style-name="P3"/>
      <text:p text:style-name="P8">axes</text:p>
      <text:p text:style-name="P3"/>
      <text:p text:style-name="P17"><text:span text:style-name="Teletype"><text:span text:style-name="T4">axes</text:span></text:span><text:span text:style-name="T4"> creates an axes graphics object in the current figure using default property values. </text:span><text:span text:style-name="Teletype"><text:span text:style-name="T4">axes</text:span></text:span><text:span text:style-name="T4"> is the low-level function for creating axes graphics objects. MATLAB</text:span><text:span text:style-name="T12">®</text:span><text:span text:style-name="T4"> automatically creates an axes, if one does not already exist, when you issue a command that creates a graph.</text:span></text:p>
      <text:p text:style-name="P3"/>
      <text:p text:style-name="P8">axis</text:p>
      <text:p text:style-name="P3"/>
      <text:p text:style-name="P13"><text:span text:style-name="Teletype"><text:span text:style-name="T3">axis</text:span></text:span><text:span text:style-name="T3"> manipulates commonly used axes properties. (See Algorithm section.)</text:span></text:p>
      <text:p text:style-name="P20"/>
      <text:p text:style-name="P8">grid</text:p>
      <text:p text:style-name="P8"/>
      <text:p text:style-name="P3"/>
      <text:p text:style-name="P20">Grid lines for 2-D and 3-D plots</text:p>
      <text:p text:style-name="P20"/>
      <text:p text:style-name="P8">hold</text:p>
      <text:p text:style-name="P3"/>
      <text:p text:style-name="P17"><text:span text:style-name="T3">The </text:span><text:span text:style-name="Teletype"><text:span text:style-name="T3">hold</text:span></text:span><text:span text:style-name="T3"> function controls whether MATLAB</text:span><text:span text:style-name="T11">®</text:span><text:span text:style-name="T3"> clears the current graph when you make subsequent calls to plotting functions (the default), or adds a new graph to the current grap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14:08:04.481910668</meta:creation-date>
    <dc:date>2015-01-06T10:20:55.506215371</dc:date>
    <meta:editing-duration>PT6H34M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4" meta:paragraph-count="59" meta:word-count="601" meta:character-count="3701" meta:non-whitespace-character-count="3152"/>
  </office:meta>
</office:document-meta>
</file>